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0e6b0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11292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d3255" officeooo:paragraph-rsid="000b70c9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ca7a8f" officeooo:paragraph-rsid="000b70c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font-weight="normal" officeooo:rsid="00ca7a8f" officeooo:paragraph-rsid="000b70c9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0b70c9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a7a8f" officeooo:paragraph-rsid="000b70c9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a7a8f" officeooo:paragraph-rsid="0011292b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paragraph-rsid="000b70c9" style:font-size-asian="12pt" style:font-size-complex="12pt"/>
    </style:style>
    <style:style style:name="P10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0b70c9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0e6b0c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11292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a7a8f" officeooo:paragraph-rsid="000b70c9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a7a8f" officeooo:paragraph-rsid="000b70c9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a7a8f" officeooo:paragraph-rsid="0011292b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d3255" officeooo:paragraph-rsid="0011292b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d3255" officeooo:paragraph-rsid="000b70c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bff404" officeooo:paragraph-rsid="000b70c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0b70c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11292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be299" officeooo:paragraph-rsid="000b70c9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re Franklin SemiBold" fo:font-size="10pt" fo:letter-spacing="normal" fo:font-style="normal" fo:font-weight="normal" officeooo:rsid="00caf3d4" officeooo:paragraph-rsid="000b70c9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re Franklin SemiBold" fo:font-size="10pt" fo:letter-spacing="normal" fo:font-style="normal" fo:font-weight="normal" officeooo:rsid="00caf3d4" officeooo:paragraph-rsid="0011292b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font-weight="normal" officeooo:rsid="00ca7a8f" officeooo:paragraph-rsid="000b70c9" style:font-size-asian="12pt" style:font-weight-asian="normal" style:font-size-complex="12pt" style:font-weight-complex="normal"/>
    </style:style>
    <style:style style:name="T1" style:family="text">
      <style:text-properties fo:color="#808080" loext:opacity="100%" style:font-name="Libre Franklin Medium" officeooo:rsid="00cd3255"/>
    </style:style>
    <style:style style:name="T2" style:family="text">
      <style:text-properties fo:color="#808080" loext:opacity="100%" style:font-name="Libre Franklin Medium" fo:letter-spacing="normal" fo:font-style="normal" officeooo:rsid="00cd3255"/>
    </style:style>
    <style:style style:name="T3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4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5" style:family="text">
      <style:text-properties fo:color="#808080" loext:opacity="100%" officeooo:rsid="00d5a8a8"/>
    </style:style>
    <style:style style:name="T6" style:family="text">
      <style:text-properties officeooo:rsid="00cd3255"/>
    </style:style>
    <style:style style:name="T7" style:family="text">
      <style:text-properties officeooo:rsid="00bff404"/>
    </style:style>
    <style:style style:name="T8" style:family="text">
      <style:text-properties fo:letter-spacing="normal" fo:font-style="normal"/>
    </style:style>
    <style:style style:name="T9" style:family="text">
      <style:text-properties fo:letter-spacing="normal" fo:font-style="normal" officeooo:rsid="00bff404"/>
    </style:style>
    <style:style style:name="T10" style:family="text">
      <style:text-properties fo:letter-spacing="normal" fo:font-style="normal" officeooo:rsid="00cd3255"/>
    </style:style>
    <style:style style:name="T11" style:family="text">
      <style:text-properties fo:letter-spacing="normal" fo:font-style="normal" officeooo:rsid="00ce1207"/>
    </style:style>
    <style:style style:name="T12" style:family="text">
      <style:text-properties fo:letter-spacing="normal" fo:font-style="normal" officeooo:rsid="00d47e51"/>
    </style:style>
    <style:style style:name="T13" style:family="text">
      <style:text-properties fo:letter-spacing="normal" fo:font-style="normal" officeooo:rsid="00d1c32d"/>
    </style:style>
    <style:style style:name="T14" style:family="text">
      <style:text-properties fo:letter-spacing="normal" fo:font-style="normal" officeooo:rsid="00caf3d4" style:font-weight-asian="normal" style:font-weight-complex="normal"/>
    </style:style>
    <style:style style:name="T15" style:family="text">
      <style:text-properties fo:letter-spacing="normal" fo:font-style="normal" officeooo:rsid="00cbe299" style:font-weight-asian="normal" style:font-weight-complex="normal"/>
    </style:style>
    <style:style style:name="T16" style:family="text">
      <style:text-properties fo:letter-spacing="normal" fo:font-style="normal" officeooo:rsid="00dcb289"/>
    </style:style>
    <style:style style:name="T17" style:family="text">
      <style:text-properties fo:letter-spacing="normal" fo:font-style="normal" officeooo:rsid="00dd3b6d"/>
    </style:style>
    <style:style style:name="T18" style:family="text">
      <style:text-properties fo:letter-spacing="normal" fo:font-style="normal" officeooo:rsid="0013d8df"/>
    </style:style>
    <style:style style:name="T19" style:family="text">
      <style:text-properties officeooo:rsid="00d47e51"/>
    </style:style>
    <style:style style:name="T20" style:family="text">
      <style:text-properties officeooo:rsid="00dcb289"/>
    </style:style>
    <style:style style:name="T21" style:family="text">
      <style:text-properties officeooo:rsid="00cbe299"/>
    </style:style>
    <style:style style:name="T22" style:family="text">
      <style:text-properties officeooo:rsid="00d1c32d"/>
    </style:style>
    <style:style style:name="T23" style:family="text">
      <style:text-properties officeooo:rsid="00d5a8a8"/>
    </style:style>
    <style:style style:name="T24" style:family="text">
      <style:text-properties style:use-window-font-color="true" loext:opacity="0%" officeooo:rsid="00d5a8a8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9">V</text:span><text:span text:style-name="T8">allamos pues hasta Belén</text:span></text:p>
      <text:p text:style-name="P5"><text:span text:style-name="T9">V</text:span><text:span text:style-name="T8">illancico</text:span></text:p>
      <text:p text:style-name="P6"/>
      <text:p text:style-name="P10"><text:span text:style-name="T9"><text:tab/> M</text:span><text:span text:style-name="T8">i <text:s text:c="53"/>Lam</text:span></text:p>
      <text:p text:style-name="P4"><text:span text:style-name="T2">A.<text:tab/></text:span><text:span text:style-name="T9">V</text:span><text:span text:style-name="T10">ALLAMOS PUES HASTA BELÉN</text:span></text:p>
      <text:p text:style-name="P17"><text:tab/> <text:s text:c="9"/>Rem <text:s text:c="59"/>Mi</text:p>
      <text:p text:style-name="P3"><text:tab/>Y VEAMOS LO QUE HA SUCEDIDO</text:p>
      <text:p text:style-name="P13"><text:span text:style-name="T8"><text:tab/> <text:s text:c="12"/></text:span><text:span text:style-name="T10">Rem <text:s text:c="40"/></text:span><text:span text:style-name="T18">Lam</text:span></text:p>
      <text:p text:style-name="P4"><text:span text:style-name="T9"><text:tab/></text:span><text:span text:style-name="T10">Y EL SANTO, BENDITO SEA</text:span><text:span text:style-name="T8">,</text:span></text:p>
      <text:p text:style-name="P13"><text:span text:style-name="T8"><text:tab/> <text:s text:c="12"/></text:span><text:span text:style-name="T10">Rem <text:s text:c="26"/>Mi/</text:span><text:span text:style-name="T11">Fa/Mi</text:span></text:p>
      <text:p text:style-name="P4"><text:span text:style-name="T10"><text:tab/>NOS HA MANIFESTA <text:s text:c="4"/>DO</text:span><text:span text:style-name="T8">.</text:span></text:p>
      <text:p text:style-name="P6"/>
      <text:p text:style-name="P10"><text:span text:style-name="T9"><text:tab/></text:span><text:span text:style-name="T12">Mi</text:span><text:span text:style-name="T13"> <text:s text:c="22"/></text:span><text:span text:style-name="T12">Lam</text:span></text:p>
      <text:p text:style-name="P9"><text:span text:style-name="T3">S.<text:tab/></text:span><text:span text:style-name="T14">Ya nació el salvador</text:span></text:p>
      <text:p text:style-name="P10"><text:span text:style-name="T9"><text:tab/> <text:s text:c="9"/></text:span><text:span text:style-name="T16">Fa</text:span><text:span text:style-name="T13"> <text:s text:c="22"/></text:span><text:span text:style-name="T16">Mi</text:span></text:p>
      <text:p text:style-name="P18"><text:tab/>envuelto en pañales.</text:p>
      <text:p text:style-name="P14"><text:span text:style-name="T19"><text:tab/>Rem <text:s text:c="19"/></text:span><text:span text:style-name="T20">Lam</text:span></text:p>
      <text:p text:style-name="P19"><text:tab/>Vamos a Belén</text:p>
      <text:p text:style-name="P14"><text:tab/> <text:s text:c="2"/><text:span text:style-name="T6"><text:s text:c="9"/></text:span><text:span text:style-name="T20">Rem</text:span><text:span text:style-name="T6"> <text:s text:c="8"/></text:span><text:span text:style-name="T20">Mi/Fa/</text:span><text:span text:style-name="T6">Mi</text:span></text:p>
      <text:p text:style-name="P19"><text:span text:style-name="T21"><text:tab/>que quiero ver al Rey</text:span>.</text:p>
      <text:p text:style-name="P22"/>
      <text:p text:style-name="P11"><text:span text:style-name="T9"><text:tab/> <text:s text:c="9"/>M</text:span><text:span text:style-name="T8">i <text:s text:c="45"/>Lam</text:span></text:p>
      <text:p text:style-name="P1"><text:span text:style-name="T1">A.<text:tab/></text:span><text:span text:style-name="T7">V</text:span><text:span text:style-name="T6">ALLAMOS PUES HASTA BELÉN...</text:span></text:p>
      <text:p text:style-name="P7"/>
      <text:section text:style-name="Sect1" text:name="Sección1">
        <text:p text:style-name="P16"><text:span text:style-name="T19"><text:tab/>Mi</text:span><text:span text:style-name="T22"> <text:s text:c="23"/></text:span><text:span text:style-name="T19">Lam</text:span></text:p>
        <text:p text:style-name="P9"><text:span text:style-name="T4">S.<text:tab/></text:span><text:span text:style-name="T14">Ya nació el </text:span><text:span text:style-name="T15">C</text:span><text:span text:style-name="T14">risto</text:span></text:p>
        <text:p text:style-name="P10"><text:span text:style-name="T9"><text:tab/> <text:s text:c="11"/></text:span><text:span text:style-name="T17">Fa</text:span><text:span text:style-name="T13"> <text:s text:c="31"/></text:span><text:span text:style-name="T17">Mi</text:span></text:p>
        <text:p text:style-name="P19"><text:tab/>acostado en un pesebre.</text:p>
        <text:p text:style-name="P15"><text:span text:style-name="T19"><text:tab/>Rem <text:s text:c="19"/></text:span><text:span text:style-name="T20">Lam</text:span></text:p>
        <text:p text:style-name="P20"><text:tab/>Vamos a Belén</text:p>
        <text:p text:style-name="P15"><text:tab/> <text:s text:c="2"/><text:span text:style-name="T6"><text:s text:c="9"/></text:span><text:span text:style-name="T20">Rem</text:span><text:span text:style-name="T6"> <text:s text:c="6"/></text:span><text:span text:style-name="T20">Mi/Fa/</text:span><text:span text:style-name="T6">Mi</text:span></text:p>
        <text:p text:style-name="P19"><text:span text:style-name="T21"><text:tab/>que quiero ver al </text:span><text:span text:style-name="T23">Enmanuel</text:span>.</text:p>
        <text:p text:style-name="P23"/>
        <text:p text:style-name="P12"><text:span text:style-name="T9"><text:tab/> <text:s text:c="9"/>M</text:span><text:span text:style-name="T8">i <text:s text:c="45"/>Lam</text:span></text:p>
        <text:p text:style-name="P2"><text:span text:style-name="T1">A.<text:tab/></text:span><text:span text:style-name="T7">V</text:span><text:span text:style-name="T6">ALLAMOS PUES HASTA BELÉN...</text:span></text:p>
        <text:p text:style-name="P8"/>
        <text:p text:style-name="P16"><text:span text:style-name="T19"><text:tab/>Mi</text:span><text:span text:style-name="T22"> <text:s text:c="28"/></text:span><text:span text:style-name="T19">Lam</text:span></text:p>
        <text:p text:style-name="P19"><text:span text:style-name="T5">S.</text:span><text:span text:style-name="T24"><text:tab/></text:span>Ya nació el <text:span text:style-name="T21">M</text:span>esías</text:p>
        <text:p text:style-name="P16"><text:span text:style-name="T7"><text:tab/> <text:s text:c="5"/></text:span><text:span text:style-name="T20">Fa</text:span><text:span text:style-name="T22"> <text:s text:c="31"/></text:span><text:span text:style-name="T20">Mi</text:span></text:p>
        <text:p text:style-name="P21"><text:tab/>el hijo del carpintero.</text:p>
        <text:p text:style-name="P15"><text:span text:style-name="T19"><text:tab/>Rem <text:s text:c="19"/></text:span><text:span text:style-name="T20">Lam</text:span></text:p>
        <text:p text:style-name="P20"><text:tab/>Vamos a Belén</text:p>
        <text:p text:style-name="P15"><text:tab/> <text:s text:c="2"/><text:span text:style-name="T6"><text:s text:c="9"/></text:span><text:span text:style-name="T20">Rem</text:span><text:span text:style-name="T6"> <text:s text:c="7"/></text:span><text:span text:style-name="T20">Mi/Fa/</text:span><text:span text:style-name="T6">Mi</text:span></text:p>
        <text:p text:style-name="P19"><text:span text:style-name="T21"><text:tab/>que quiero ver al </text:span><text:span text:style-name="T23">profeta</text:span>.</text:p>
        <text:p text:style-name="P23"/>
        <text:p text:style-name="P12"><text:span text:style-name="T9"><text:tab/> <text:s text:c="9"/>M</text:span><text:span text:style-name="T8">i <text:s text:c="45"/>Lam</text:span></text:p>
        <text:p text:style-name="P2"><text:span text:style-name="T1">A.<text:tab/></text:span><text:span text:style-name="T7">V</text:span><text:span text:style-name="T6">ALLAMOS PUES HASTA BELÉN…</text:span></text:p>
      </text:section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27:01.246499800</meta:creation-date>
    <dc:date>2021-11-26T15:25:01.371303128</dc:date>
    <meta:editing-duration>PT1H29M49S</meta:editing-duration>
    <meta:editing-cycles>7</meta:editing-cycles>
    <meta:generator>LibreOffice/7.1.7.2$Linux_X86_64 LibreOffice_project/10$Build-2</meta:generator>
    <meta:document-statistic meta:table-count="0" meta:image-count="0" meta:object-count="0" meta:page-count="1" meta:paragraph-count="40" meta:word-count="128" meta:character-count="1323" meta:non-whitespace-character-count="521"/>
  </office:meta>
</office:document-meta>
</file>